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400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quisitos Funcionales <text:s/></text:p>
      <text:p text:style-name="Standard"/>
      <text:p text:style-name="Standard"/>
      <text:p text:style-name="Standard">1. Gestión de Servicios y Proveedores</text:p>
      <text:p text:style-name="Standard"/>
      <text:p text:style-name="Standard">1.1 Registro y Perfil de Proveedores: <text:s text:c="2"/>Los proveedores deben poder registrarse, crear y actualizar sus perfiles, incluyendo detalles de sus servicios, tarifas y evaluaciones de usuarios.</text:p>
      <text:p text:style-name="Standard"/>
      <text:p text:style-name="Standard">1.2 Búsqueda de Proveedores: <text:s text:c="2"/>Los usuarios deben poder buscar proveedores de servicios específicos (electricidad, agua, gas) por ubicación y calificaciones.</text:p>
      <text:p text:style-name="Standard"/>
      <text:p text:style-name="Standard">1.3 Solicitud de Servicios: <text:s text:c="2"/>Los usuarios deben poder solicitar servicios específicos desde la app, detallando la naturaleza del problema o mantenimiento requerido.</text:p>
      <text:p text:style-name="Standard"/>
      <text:p text:style-name="Standard">1.4 Comparación de Presupuestos: <text:s text:c="2"/>Los usuarios deben poder recibir y comparar presupuestos de diferentes proveedores antes de tomar una decisión.</text:p>
      <text:p text:style-name="Standard"/>
      <text:p text:style-name="Standard">1.5 Evaluación de Proveedores: <text:s text:c="2"/>Los usuarios deben poder calificar y dejar comentarios sobre los proveedores después de completar un servicio.</text:p>
      <text:p text:style-name="Standard"/>
      <text:p text:style-name="Standard">1.6 Historial de Servicios: <text:s text:c="2"/>Los usuarios deben tener acceso a un registro de todas las solicitudes de servicios y mantenimientos realizados en su edificio.</text:p>
      <text:p text:style-name="Standard"/>
      <text:p text:style-name="Standard">2. Gestión de Mantenimientos y Notificaciones</text:p>
      <text:p text:style-name="Standard"/>
      <text:p text:style-name="Standard">2.1 Programación de Mantenimientos: <text:s text:c="2"/>La app debe permitir la programación de mantenimientos periódicos para sistemas de electricidad, agua y gas.</text:p>
      <text:p text:style-name="Standard"/>
      <text:p text:style-name="Standard">2.2 Recordatorios y Notificaciones: <text:s text:c="2"/>La app debe enviar recordatorios a los usuarios sobre mantenimientos programados y notificaciones en tiempo real sobre el estado de sus solicitudes de servicio.</text:p>
      <text:p text:style-name="Standard"/>
      <text:p text:style-name="Standard">2.3 Alertas de Emergencia: <text:s text:c="2"/>Los usuarios deben poder activar alertas de emergencia para solicitar servicios urgentes, como fugas de gas o problemas eléctricos graves.</text:p>
      <text:p text:style-name="Standard"/>
      <text:p text:style-name="Standard">3. Manejo de Pagos</text:p>
      <text:p text:style-name="Standard"/>
      <text:p text:style-name="Standard">3.1 Integración de Pagos: <text:s text:c="2"/>La app debe permitir a los usuarios realizar pagos directamente a los proveedores a través de la plataforma.</text:p>
      <text:p text:style-name="Standard"/>
      <text:p text:style-name="Standard">3.2 Historial de Pagos: <text:s text:c="2"/>Los usuarios deben tener acceso a un historial de todos los pagos realizados por servicios, incluyendo detalles como fecha, monto y proveedor.</text:p>
      <text:p text:style-name="Standard"/>
      <text:p text:style-name="Standard"/>
      <text:p text:style-name="Standard">4. Gestión de Usuarios y Autenticación</text:p>
      <text:p text:style-name="Standard"/>
      <text:p text:style-name="Standard">4.1 Registro y Login: <text:s text:c="2"/>La app debe permitir a los usuarios registrarse y autenticarse utilizando correo electrónico o cuentas de redes sociales.</text:p>
      <text:p text:style-name="Standard"/>
      <text:p text:style-name="Standard">4.2 Perfiles de Usuario: <text:s text:c="2"/>Los usuarios deben poder crear y actualizar sus perfiles, que incluirán información como dirección del edificio y métodos de contacto.</text:p>
      <text:p text:style-name="Standard"/>
      <text:p text:style-name="Standard"><text:soft-page-break/>4.3 Gestión de Roles: <text:s text:c="2"/>La app debe permitir la asignación de roles diferenciados (propietarios, administradores, proveedores) con accesos y permisos específicos.</text:p>
      <text:p text:style-name="Standard"/>
      <text:p text:style-name="Standard">5. Funcionalidades Adicionales</text:p>
      <text:p text:style-name="Standard"/>
      <text:p text:style-name="Standard">5.1 Reportes de Gastos: <text:s text:c="2"/>Los administradores deben poder generar reportes detallados de los gastos en mantenimientos y servicios.</text:p>
      <text:p text:style-name="Standard"/>
      <text:p text:style-name="Standard">5.2 Chat en Tiempo Real: <text:s text:c="2"/>La app debe incluir una funcionalidad de chat para comunicación en tiempo real entre usuarios y proveedores.</text:p>
      <text:p text:style-name="Standard"/>
      <text:p text:style-name="Standard">5.3 Sistema de Sugerencias y Quejas: <text:s text:c="2"/>Los usuarios deben poder enviar sugerencias y quejas directamente a l<text:span text:style-name="T1">a</text:span> app para mejoras y resolución de problemas.</text:p>
      <text:p text:style-name="Standard"/>
      <text:p text:style-name="Standard"/>
      <text:p text:style-name="Standard"/>
      <text:p text:style-name="Standard">Requisitos No Funcionales <text:s/></text:p>
      <text:p text:style-name="Standard"/>
      <text:p text:style-name="Standard"/>
      <text:p text:style-name="Standard">1. Usabilidad</text:p>
      <text:p text:style-name="Standard"/>
      <text:p text:style-name="Standard">1.1 Interfaz Intuitiva: <text:s text:c="2"/>La app debe tener una interfaz fácil de usar, que permita a los usuarios navegar y realizar tareas sin requerir conocimientos técnicos avanzados.</text:p>
      <text:p text:style-name="Standard"/>
      <text:p text:style-name="Standard">1.2 Accesibilidad: <text:s text:c="2"/>La app debe ser accesible para personas con discapacidades, cumpliendo con las pautas de accesibilidad web (WCAG).</text:p>
      <text:p text:style-name="Standard"/>
      <text:p text:style-name="Standard"/>
      <text:p text:style-name="Standard">2. Rendimiento</text:p>
      <text:p text:style-name="Standard"/>
      <text:p text:style-name="Standard">2.1 Tiempo de Respuesta: <text:s text:c="2"/>La app debe ofrecer tiempos de respuesta rápidos para todas las acciones del usuario, con un tiempo de carga máximo de 2 segundos para cualquier pantalla.</text:p>
      <text:p text:style-name="Standard"/>
      <text:p text:style-name="Standard">2.2 Escalabilidad: <text:s text:c="2"/>La infraestructura debe ser escalable para manejar un creciente número de usuarios y solicitudes de servicio sin degradar el rendimiento.</text:p>
      <text:p text:style-name="Standard"/>
      <text:p text:style-name="Standard">3. Seguridad</text:p>
      <text:p text:style-name="Standard"/>
      <text:p text:style-name="Standard">3.1 Autenticación Segura: <text:s text:c="2"/>Implementar autenticación segura con opciones como autenticación de dos factores (2FA) para proteger las cuentas de usuario.</text:p>
      <text:p text:style-name="Standard"/>
      <text:p text:style-name="Standard">3.2 Protección de Datos: <text:s text:c="2"/>Asegurarse de que todos los datos de usuario y transacciones sean encriptados y cumplan con las normativas de protección de datos.</text:p>
      <text:p text:style-name="Standard"/>
      <text:p text:style-name="Standard">3.3 Gestión de Incidentes: <text:s text:c="2"/>Implementar procedimientos para la detección y respuesta a incidentes de seguridad.</text:p>
      <text:p text:style-name="Standard"/>
      <text:p text:style-name="Standard">4. Fiabilidad</text:p>
      <text:p text:style-name="Standard"/>
      <text:p text:style-name="Standard">4.1 Disponibilidad: <text:s text:c="2"/>La app debe estar disponible al menos el 99.9% del tiempo, con una planificación adecuada para el mantenimiento y actualizaciones.</text:p>
      <text:p text:style-name="Standard"><text:soft-page-break/>4.2 Tolerancia a Fallos: <text:s text:c="2"/>La app debe tener mecanismos de recuperación y tolerancia a fallos para minimizar el impacto de cualquier interrupción del servicio.</text:p>
      <text:p text:style-name="Standard"/>
      <text:p text:style-name="Standard">5. Compatibilidad</text:p>
      <text:p text:style-name="Standard"/>
      <text:p text:style-name="Standard">5.1 Soporte Multiplataforma: La app debe ser compatible con los principales sistemas operativos móviles (iOS y Android) y navegadores web.</text:p>
      <text:p text:style-name="Standard"/>
      <text:p text:style-name="Standard">6. Mantenimiento y Actualización</text:p>
      <text:p text:style-name="Standard"/>
      <text:p text:style-name="Standard">6.1 Actualizaciones Regulares: <text:s text:c="2"/>El desarrollo debe implementar actualizaciones regulares para agregar nuevas funcionalidades y corregir errores.</text:p>
      <text:p text:style-name="Standard"/>
      <text:p text:style-name="Standard">6.2 Soporte Técnico: Debe haber un soporte técnico disponible para los usuarios, que responda a problemas y consultas de manera eficiente.</text:p>
      <text:p text:style-name="Standard"/>
      <text:p text:style-name="Standard">7. Escalabilidad y Extensibilidad</text:p>
      <text:p text:style-name="Standard"/>
      <text:p text:style-name="Standard">7.1 Arquitectura Modular: <text:s text:c="2"/>La app debe tener una arquitectura modular que permita agregar nuevas funcionalidades o ampliar las existentes sin necesidad de rehacer todo el sistema.</text:p>
      <text:p text:style-name="Standard"/>
      <text:p text:style-name="Standard">7.2 Soporte para Alta Carga: <text:s text:c="2"/>La app debe estar diseñada para soportar una alta carga de usuarios simultáneos sin afectar el rendimiento.</text:p>
      <text:p text:style-name="Standard"/>
      <text:p text:style-name="Standard">8. Legalidad y Cumplimiento</text:p>
      <text:p text:style-name="Standard"/>
      <text:p text:style-name="Standard">8.1 Cumplimiento Legal: <text:s text:c="2"/>La app debe cumplir con todas las leyes y regulaciones locales, incluidas las normativas de protección de datos y seguridad.</text:p>
      <text:p text:style-name="Standard"/>
      <text:p text:style-name="Standard">8.2 Contratos con Proveedores: <text:s text:c="2"/>Deben establecerse contratos claros con los proveedores para asegurar la calidad y responsabilidad de los servicios prestado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4-07-01T20:45:48.999000000</dc:date>
    <meta:editing-duration>PT8M14S</meta:editing-duration>
    <meta:editing-cycles>5</meta:editing-cycles>
    <meta:document-statistic meta:table-count="0" meta:image-count="0" meta:object-count="0" meta:page-count="3" meta:paragraph-count="48" meta:word-count="787" meta:character-count="5461" meta:non-whitespace-character-count="4656"/>
  </office:meta>
</office:document-meta>
</file>